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221EE3C3A7172A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60f" officeooo:paragraph-rsid="0018560f"/>
    </style:style>
    <style:style style:name="P2" style:family="paragraph" style:parent-style-name="Standard">
      <style:text-properties fo:font-size="24pt" fo:font-weight="bold" officeooo:rsid="0018560f" officeooo:paragraph-rsid="0018560f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normal" officeooo:rsid="001946fa" officeooo:paragraph-rsid="001946fa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ylon Cutting Board:</text:p>
      <text:p text:style-name="P2"/>
      <text:p text:style-name="P2"/>
      <text:p text:style-name="P3">A 9x13 inch piece was cut out of the cutting board.</text:p>
      <text:p text:style-name="P2"/>
      <text:p text:style-name="P2"/>
      <text:p text:style-name="P2"><draw:frame draw:style-name="fr1" draw:name="Image1" text:anchor-type="paragraph" svg:width="6.9252in" svg:height="5.1972in" draw:z-index="0"><draw:image xlink:href="Pictures/100000000000035A00000284221EE3C3A7172A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\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7:06:46.482762039</meta:creation-date>
    <dc:date>2020-08-15T17:13:30.670580306</dc:date>
    <meta:editing-duration>PT2M53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3" meta:word-count="15" meta:character-count="72" meta:non-whitespace-character-count="60"/>
  </office:meta>
</office:document-meta>
</file>